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C000002F51DADFE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cm" svg:height="13.574cm" svg:x="3cm" svg:y="1.032cm">
          <draw:image xlink:href="Pictures/10000201000002FC000002F51DADFE31.png" xlink:type="simple" xlink:show="embed" xlink:actuate="onLoad">
            <text:p/>
          </draw:image>
        </draw:frame>
        <draw:frame draw:style-name="gr2" draw:text-style-name="P2" draw:layer="layout" svg:width="2.369cm" svg:height="0.962cm" svg:x="12.531cm" svg:y="5.8cm">
          <draw:text-box>
            <text:p><text:span text:style-name="T1">Outlier</text:span></text:p>
          </draw:text-box>
        </draw:frame>
        <draw:frame draw:style-name="gr2" draw:text-style-name="P2" draw:layer="layout" svg:width="2.703cm" svg:height="0.962cm" svg:x="9.631cm" svg:y="7.538cm">
          <draw:text-box>
            <text:p><text:span text:style-name="T1">Allowed</text:span></text:p>
          </draw:text-box>
        </draw:frame>
        <draw:frame draw:style-name="gr2" draw:text-style-name="P2" draw:layer="layout" svg:width="3.177cm" svg:height="0.962cm" svg:x="4.9cm" svg:y="9.038cm">
          <draw:text-box>
            <text:p><text:span text:style-name="T1">Favoured</text:span></text:p>
          </draw:text-box>
        </draw:frame>
        <draw:line draw:style-name="gr3" draw:text-style-name="P1" draw:layer="layout" svg:x1="6cm" svg:y1="10cm" svg:x2="5.2cm" svg:y2="10.8cm">
          <text:p/>
        </draw:line>
        <draw:line draw:style-name="gr3" draw:text-style-name="P1" draw:layer="layout" svg:x1="5.6cm" svg:y1="9cm" svg:x2="3.6cm" svg:y2="6.7cm">
          <text:p/>
        </draw:line>
        <draw:line draw:style-name="gr3" draw:text-style-name="P1" draw:layer="layout" svg:x1="7.6cm" svg:y1="9.2cm" svg:x2="8.2cm" svg:y2="8.9cm">
          <text:p/>
        </draw:line>
        <draw:frame draw:style-name="gr2" draw:text-style-name="P2" draw:layer="layout" svg:width="4.342cm" svg:height="0.962cm" svg:x="6.6cm" svg:y="5.138cm">
          <draw:text-box>
            <text:p><text:span text:style-name="T1">Haptic tool tip</text:span></text:p>
          </draw:text-box>
        </draw:frame>
        <draw:line draw:style-name="gr3" draw:text-style-name="P1" draw:layer="layout" svg:x1="9.4cm" svg:y1="6cm" svg:x2="10.3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4:27:56.566744195</meta:creation-date>
    <dc:date>2016-11-28T16:06:58.335917334</dc:date>
    <meta:editing-duration>PT1H24M1S</meta:editing-duration>
    <meta:editing-cycles>1</meta:editing-cycles>
    <meta:document-statistic meta:object-count="9"/>
    <meta:generator>LibreOffice/4.3.7.2$Linux_X86_64 LibreOffice_project/430$Build-2</meta:generator>
  </office:meta>
</office:document-meta>
</file>